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left="0in" fo:margin-right="0in" fo:margin-top="0in" fo:margin-bottom="0.15in" style:contextual-spacing="false" fo:line-height="100%" fo:text-indent="0in" style:auto-text-indent="false"/>
      <style:text-properties style:font-name="Arial1" fo:font-size="11pt" officeooo:paragraph-rsid="001951f3" style:font-size-asian="11pt" style:font-name-complex="Arial2" style:font-size-complex="11pt"/>
    </style:style>
    <style:style style:name="P2" style:family="paragraph" style:parent-style-name="Normal_20__28_Web_29_">
      <style:paragraph-properties fo:margin-left="0in" fo:margin-right="0in" fo:margin-top="0in" fo:margin-bottom="0.15in" style:contextual-spacing="false" fo:line-height="100%" fo:text-indent="0in" style:auto-text-indent="false"/>
      <style:text-properties style:font-name="Arial1" fo:font-size="11pt" officeooo:paragraph-rsid="001d4434" style:font-size-asian="11pt" style:font-name-complex="Arial2" style:font-size-complex="11pt"/>
    </style:style>
    <style:style style:name="P3" style:family="paragraph" style:parent-style-name="Normal_20__28_Web_29_">
      <style:paragraph-properties fo:margin-left="0in" fo:margin-right="0in" fo:margin-top="0in" fo:margin-bottom="0.15in" style:contextual-spacing="false" fo:line-height="100%" fo:text-indent="0in" style:auto-text-indent="false"/>
      <style:text-properties style:font-name="Arial1" fo:font-size="11pt" officeooo:paragraph-rsid="00196af9" style:font-size-asian="11pt" style:font-name-complex="Arial2" style:font-size-complex="11pt"/>
    </style:style>
    <style:style style:name="P4" style:family="paragraph" style:parent-style-name="Normal_20__28_Web_29_">
      <style:paragraph-properties fo:margin-left="0in" fo:margin-right="0in" fo:margin-top="0in" fo:margin-bottom="0.15in" style:contextual-spacing="false" fo:line-height="100%" fo:text-indent="0in" style:auto-text-indent="false"/>
      <style:text-properties style:font-name="Arial1" fo:font-size="11pt" officeooo:rsid="001f08a0" officeooo:paragraph-rsid="0020e32c" style:font-size-asian="11pt" style:font-name-complex="Arial2" style:font-size-complex="11pt"/>
    </style:style>
    <style:style style:name="P5" style:family="paragraph" style:parent-style-name="Normal_20__28_Web_29_">
      <style:paragraph-properties fo:margin-left="0in" fo:margin-right="0in" fo:margin-top="0in" fo:margin-bottom="0.15in" style:contextual-spacing="false" fo:line-height="100%" fo:text-indent="0in" style:auto-text-indent="false"/>
      <style:text-properties style:font-name="Arial1" fo:font-size="11pt" officeooo:paragraph-rsid="0020366d" style:font-size-asian="11pt" style:font-size-complex="11pt"/>
    </style:style>
    <style:style style:name="P6" style:family="paragraph" style:parent-style-name="Normal_20__28_Web_29_">
      <style:paragraph-properties fo:margin-left="0in" fo:margin-right="0in" fo:margin-top="0in" fo:margin-bottom="0.15in" style:contextual-spacing="false" fo:line-height="100%" fo:text-indent="0in" style:auto-text-indent="false"/>
      <style:text-properties style:font-name="Arial1" fo:font-size="11pt" officeooo:paragraph-rsid="001a64e2" style:font-size-asian="11pt" style:font-size-complex="11pt"/>
    </style:style>
    <style:style style:name="P7" style:family="paragraph" style:parent-style-name="Normal_20__28_Web_29_">
      <style:paragraph-properties fo:margin-left="0in" fo:margin-right="0in" fo:margin-top="0in" fo:margin-bottom="0.15in" style:contextual-spacing="false" fo:line-height="100%" fo:text-indent="0in" style:auto-text-indent="false"/>
      <style:text-properties style:font-name="Arial1" fo:font-size="11pt" officeooo:paragraph-rsid="00196af9" style:font-size-asian="11pt" style:font-size-complex="11pt"/>
    </style:style>
    <style:style style:name="P8" style:family="paragraph" style:parent-style-name="Normal_20__28_Web_29_" style:list-style-name="" style:master-page-name="Standard">
      <style:paragraph-properties fo:margin-left="0in" fo:margin-right="0in" fo:margin-top="0in" fo:margin-bottom="0.15in" style:contextual-spacing="false" fo:line-height="100%" fo:text-align="start" style:justify-single-word="false" fo:orphans="2" fo:widows="2" fo:text-indent="0in" style:auto-text-indent="false" style:page-number="auto"/>
      <style:text-properties style:font-name="Arial" fo:font-weight="bold" officeooo:paragraph-rsid="0016b619" style:font-weight-asian="bold" style:font-name-complex="Arial2"/>
    </style:style>
    <style:style style:name="P9" style:family="paragraph" style:parent-style-name="Normal_20__28_Web_29_" style:list-style-name="">
      <style:paragraph-properties fo:margin-left="0in" fo:margin-right="0in" fo:margin-top="0in" fo:margin-bottom="0.15in" style:contextual-spacing="false" fo:line-height="100%" fo:text-indent="0in" style:auto-text-indent="false"/>
      <style:text-properties style:font-name="Arial1" fo:font-size="11pt" officeooo:paragraph-rsid="00196af9" style:font-size-asian="11pt" style:font-size-complex="11pt"/>
    </style:style>
    <style:style style:name="P10" style:family="paragraph" style:parent-style-name="Normal_20__28_Web_29_">
      <style:paragraph-properties fo:margin-left="0in" fo:margin-right="0in" fo:margin-top="0in" fo:margin-bottom="0.15in" style:contextual-spacing="false" fo:line-height="100%" fo:text-indent="0in" style:auto-text-indent="false"/>
      <style:text-properties style:font-name="Arial1" fo:font-size="11pt" officeooo:paragraph-rsid="0024ae31" style:font-size-asian="11pt" style:font-size-complex="11pt"/>
    </style:style>
    <style:style style:name="P11" style:family="paragraph" style:parent-style-name="Normal_20__28_Web_29_">
      <style:paragraph-properties fo:margin-left="0in" fo:margin-right="0in" fo:margin-top="0in" fo:margin-bottom="0.15in" style:contextual-spacing="false" fo:line-height="100%" fo:text-indent="0in" style:auto-text-indent="false"/>
      <style:text-properties style:font-name="Arial1" fo:font-size="11pt" officeooo:paragraph-rsid="00196af9" style:font-size-asian="11pt" style:font-size-complex="11pt"/>
    </style:style>
    <style:style style:name="T1" style:family="text">
      <style:text-properties officeooo:rsid="001951f3"/>
    </style:style>
    <style:style style:name="T2" style:family="text">
      <style:text-properties officeooo:rsid="0020e97c"/>
    </style:style>
    <style:style style:name="T3" style:family="text">
      <style:text-properties officeooo:rsid="0020a4bd"/>
    </style:style>
    <style:style style:name="T4" style:family="text">
      <style:text-properties officeooo:rsid="001d667b"/>
    </style:style>
    <style:style style:name="T5" style:family="text">
      <style:text-properties style:font-name-complex="Arial2"/>
    </style:style>
    <style:style style:name="T6" style:family="text">
      <style:text-properties officeooo:rsid="0016b619" style:font-name-complex="Arial2"/>
    </style:style>
    <style:style style:name="T7" style:family="text">
      <style:text-properties officeooo:rsid="0015d7e9" style:font-name-complex="Arial2"/>
    </style:style>
    <style:style style:name="T8" style:family="text">
      <style:text-properties officeooo:rsid="00141e2a" style:font-name-complex="Arial2"/>
    </style:style>
    <style:style style:name="T9" style:family="text">
      <style:text-properties officeooo:rsid="001951f3" style:font-name-complex="Arial2"/>
    </style:style>
    <style:style style:name="T10" style:family="text">
      <style:text-properties officeooo:rsid="0010da52" style:font-name-complex="Arial2"/>
    </style:style>
    <style:style style:name="T11" style:family="text">
      <style:text-properties officeooo:rsid="00200f66" style:font-name-complex="Arial2"/>
    </style:style>
    <style:style style:name="T12" style:family="text">
      <style:text-properties officeooo:rsid="0020366d" style:font-name-complex="Arial2"/>
    </style:style>
    <style:style style:name="T13" style:family="text">
      <style:text-properties officeooo:rsid="0024ae31" style:font-name-complex="Arial2"/>
    </style:style>
    <style:style style:name="T14" style:family="text">
      <style:text-properties officeooo:rsid="0025eb2a" style:font-name-complex="Arial2"/>
    </style:style>
    <style:style style:name="T15" style:family="text">
      <style:text-properties officeooo:rsid="00200f66"/>
    </style:style>
    <style:style style:name="T16" style:family="text">
      <style:text-properties officeooo:rsid="0020d96f"/>
    </style:style>
    <style:style style:name="T17" style:family="text">
      <style:text-properties officeooo:rsid="0020e32c"/>
    </style:style>
    <style:style style:name="T18" style:family="text">
      <style:text-properties officeooo:rsid="00232e9b"/>
    </style:style>
    <style:style style:name="T19" style:family="text">
      <style:text-properties officeooo:rsid="0024ae31"/>
    </style:style>
    <style:style style:name="T20" style:family="text">
      <style:text-properties officeooo:rsid="00268de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15">VEHICLE USAGE</text:span> AGREEMENT <text:span text:style-name="T4">AND LIABILITY RELEASE</text:span></text:h>
      <text:p text:style-name="P1">This <text:span text:style-name="T15">Vehicle Usage</text:span> Agreement (this "Agreement") is by and between __________________________ (<text:span text:style-name="T15">vehicle owner's </text:span>name), (herein referred to as Service Provider) and RoleModel Enterprises, LLC (herein referred to as <text:span text:style-name="T1">Production Company</text:span>). <text:s/></text:p>
      <text:p text:style-name="P5"><text:span text:style-name="T5">This Agreement covers the </text:span><text:span text:style-name="T11">usage of a personal vehicle ____________________________________ (make, model, and year) ___________________________________________</text:span><text:span text:style-name="T13">(vehicle's name </text:span><text:span text:style-name="T14">or any other vehicle info that could be used in movie credits</text:span><text:span text:style-name="T13">)</text:span><text:span text:style-name="T11">, (herein referred to as </text:span><text:span text:style-name="T12">Vehicle)</text:span><text:span text:style-name="T5"> </text:span><text:span text:style-name="T11">as a prop for</text:span><text:span text:style-name="T5"> </text:span><text:span text:style-name="T7">the work tentatively titled Lisa's 80s Catholic High School Movie</text:span><text:span text:style-name="T5">, for no monetary fee. </text:span><text:span text:style-name="T6">Service Provider</text:span><text:span text:style-name="T8"> is an independent contractor.</text:span><text:span text:style-name="T5"> </text:span><text:span text:style-name="T6">Service Provider</text:span><text:span text:style-name="T8"> acknowledges that </text:span><text:span text:style-name="T12">any images of the Vehicle</text:span><text:span text:style-name="T6"> are</text:span><text:span text:style-name="T8"> for use by </text:span><text:span text:style-name="T9">Production Company</text:span><text:span text:style-name="T8">. </text:span></text:p>
      <text:p text:style-name="P10"><text:span text:style-name="T15">Vehicle</text:span> may need to be driven by <text:span text:style-name="T17">Service Provid</text:span>er during filming. <text:span text:style-name="T17">Service Provider will not allow</text:span> <text:span text:style-name="T20">anyone other than Service Provider to drive Vehicle without written permission. Actors</text:span> may be in<text:span text:style-name="T17">side</text:span> car while it's being driven, but not on <text:span text:style-name="T16">arterial</text:span> streets <text:span text:style-name="T16">or freeways</text:span>. <text:span text:style-name="T17">Service Provid</text:span>er<text:span text:style-name="T16"> agrees to allow actors in Vehicle only on collector streets, residential streets, access roads, or parking lots.</text:span></text:p>
      <text:p text:style-name="P5"><text:span text:style-name="T17">Service Provider warrants that Vehicle registration and </text:span>insurance <text:span text:style-name="T17">is up to date</text:span>. <text:span text:style-name="T17">If an incident occurs during or between filming, damages will be covered solely by Service Provider's insurance. Insurance will not be provided by Production Company. </text:span></text:p>
      <text:p text:style-name="P6"><text:span text:style-name="T5">Service Provider represents and warrants to </text:span><text:span text:style-name="T9">Production Company</text:span><text:span text:style-name="T5">, that to the best of his/her knowledge, that he/she has the unencumbered right to enter into this Agreement. Service Provider will indemnify </text:span><text:span text:style-name="T9">Production Company</text:span><text:span text:style-name="T5">, from any damage or loss, including attorney’s fees, rising out of any breach of this warranty.</text:span></text:p>
      <text:p text:style-name="P4"><text:span text:style-name="T17">Service Provider</text:span> recognize<text:span text:style-name="T18">s</text:span> there are certain inherent risks associated with<text:span text:style-name="T2"> working in or near moving vehicles</text:span> and assume<text:span text:style-name="T17">s</text:span> full responsibility for personal injury to <text:span text:style-name="T17">Service Provider or damage to Vehicle</text:span> and further release<text:span text:style-name="T18">s</text:span> and discharge<text:span text:style-name="T18">s</text:span> RoleModel Enterprises, LLC, for injury, loss or damage arising out of <text:span text:style-name="T18">Service Provider's and Vehicle's</text:span> participation in media production or presence upon the facilities of RoleModel Enterprises, LLC, and property of RoleModel Enterprises, LLC's president, Lisa Schaefer, whether caused by the fault of myself, RoleModel Enterprises, LLC, or other third parties.</text:p>
      <text:p text:style-name="P4"><text:span text:style-name="T17">Service Provider agrees to indemnify and defend RoleModel Enterprises, LLC, against all claims, causes of action, damages, judgments, costs or expenses, including attorney fees and other litigation costs, which may in any way arise from participation in </text:span>media production or presence upon the facilities of RoleModel Enterprises, LLC, and property of RoleModel Enterprises, LLC's president, Lisa Schaefer. <text:span text:style-name="T3">Any legal or equitable claim that may arise from participation in the above shall be resolved under Arizona law.</text:span></text:p>
      <text:p text:style-name="P2">If any provision of this Agreement shall be held to be invalid or unenforceable for any reason, the remaining provisions shall continue to be valid and enforceable. If a court finds that any provision of this Agreement is invalid or unenforceable, but that by limiting such provision it would become valid and enforceable, then such provision shall be deemed to be written, construed, and enforced as so limited.</text:p>
      <text:p text:style-name="P7"><text:span text:style-name="T5">Contracted by:</text:span> <text:span text:style-name="T5">RoleModel Enterprises, LLC,</text:span></text:p>
      <text:p text:style-name="P3">By: Lisa Schaefer, President</text:p>
      <text:h text:style-name="P9" text:outline-level="1"><text:span text:style-name="T5">Service Provider:</text:span> <text:span text:style-name="T5">____________________________________________</text:span></text:h>
      <text:p text:style-name="P7"><text:span text:style-name="T5">Date: _______________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in" fo:margin-bottom="0.1945in" style:contextual-spacing="false"/>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3T21:55:37.795377413</meta:creation-date>
    <dc:date>2017-04-29T20:20:57.702942258</dc:date>
    <meta:editing-duration>PT3H49M30S</meta:editing-duration>
    <meta:editing-cycles>19</meta:editing-cycles>
    <meta:generator>LibreOffice/4.2.8.2$Linux_X86_64 LibreOffice_project/420m0$Build-2</meta:generator>
    <meta:document-statistic meta:table-count="0" meta:image-count="0" meta:object-count="0" meta:page-count="1" meta:paragraph-count="13" meta:word-count="499" meta:character-count="3472" meta:non-whitespace-character-count="2982"/>
  </office:meta>
</office:document-meta>
</file>